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0c0d3" officeooo:paragraph-rsid="0000c0d3"/>
    </style:style>
    <style:style style:name="P2" style:family="paragraph" style:parent-style-name="Text_20_body">
      <style:paragraph-properties fo:text-align="justify" style:justify-single-word="false"/>
      <style:text-properties fo:font-weight="bold" officeooo:rsid="00006af1" officeooo:paragraph-rsid="00006af1" style:font-weight-asian="bold" style:font-weight-complex="bold"/>
    </style:style>
    <style:style style:name="P3" style:family="paragraph" style:parent-style-name="Text_20_body">
      <style:paragraph-properties fo:text-align="justify" style:justify-single-word="false"/>
      <style:text-properties fo:font-weight="bold" officeooo:rsid="00006af1" officeooo:paragraph-rsid="0000c0d3" style:font-weight-asian="bold" style:font-weight-complex="bold"/>
    </style:style>
    <style:style style:name="P4" style:family="paragraph" style:parent-style-name="Text_20_body">
      <style:paragraph-properties fo:text-align="justify" style:justify-single-word="false"/>
      <style:text-properties fo:font-weight="bold" officeooo:rsid="00006af1" officeooo:paragraph-rsid="0002822a" style:font-weight-asian="bold" style:font-weight-complex="bold"/>
    </style:style>
    <style:style style:name="P5" style:family="paragraph" style:parent-style-name="Text_20_body">
      <style:text-properties fo:font-weight="bold" officeooo:rsid="00006af1" officeooo:paragraph-rsid="0002822a" style:font-weight-asian="bold" style:font-weight-complex="bold"/>
    </style:style>
    <style:style style:name="P6" style:family="paragraph" style:parent-style-name="Text_20_body">
      <style:text-properties fo:font-weight="bold" officeooo:rsid="00006af1" officeooo:paragraph-rsid="0000c0d3" style:font-weight-asian="bold" style:font-weight-complex="bold"/>
    </style:style>
    <style:style style:name="P7" style:family="paragraph" style:parent-style-name="Text_20_body">
      <style:text-properties fo:font-weight="bold" officeooo:rsid="00006af1" officeooo:paragraph-rsid="00006af1" style:font-weight-asian="bold" style:font-weight-complex="bold"/>
    </style:style>
    <style:style style:name="P8" style:family="paragraph" style:parent-style-name="Text_20_body">
      <style:text-properties fo:font-weight="bold" officeooo:rsid="0000c0d3" officeooo:paragraph-rsid="0000c0d3" style:font-weight-asian="bold" style:font-weight-complex="bold"/>
    </style:style>
    <style:style style:name="P9" style:family="paragraph" style:parent-style-name="Text_20_body">
      <style:text-properties fo:font-weight="bold" officeooo:rsid="0000c0d3" officeooo:paragraph-rsid="0002822a" style:font-weight-asian="bold" style:font-weight-complex="bold"/>
    </style:style>
    <style:style style:name="P10" style:family="paragraph" style:parent-style-name="Text_20_body">
      <style:text-properties fo:font-weight="bold" officeooo:rsid="0000c0d3" officeooo:paragraph-rsid="00035c20" style:font-weight-asian="bold" style:font-weight-complex="bold"/>
    </style:style>
    <style:style style:name="P11" style:family="paragraph" style:parent-style-name="Text_20_body">
      <style:text-properties fo:font-weight="bold" officeooo:rsid="0000c0d3" officeooo:paragraph-rsid="00051321" style:font-weight-asian="bold" style:font-weight-complex="bold"/>
    </style:style>
    <style:style style:name="P12" style:family="paragraph" style:parent-style-name="Text_20_body">
      <style:paragraph-properties fo:text-align="justify" style:justify-single-word="false"/>
      <style:text-properties fo:font-weight="bold" officeooo:rsid="00006af1" officeooo:paragraph-rsid="00083fa1" style:font-weight-asian="bold" style:font-weight-complex="bold"/>
    </style:style>
    <style:style style:name="P13" style:family="paragraph" style:parent-style-name="Text_20_body">
      <style:text-properties fo:font-weight="bold" officeooo:rsid="00006af1" officeooo:paragraph-rsid="00083fa1" style:font-weight-asian="bold" style:font-weight-complex="bold"/>
    </style:style>
    <style:style style:name="P14" style:family="paragraph" style:parent-style-name="Text_20_body">
      <style:text-properties officeooo:rsid="00006af1" officeooo:paragraph-rsid="00083fa1"/>
    </style:style>
    <style:style style:name="T1" style:family="text">
      <style:text-properties officeooo:rsid="00006af1"/>
    </style:style>
    <style:style style:name="T2" style:family="text">
      <style:text-properties officeooo:rsid="0000c0d3"/>
    </style:style>
    <style:style style:name="T3" style:family="text">
      <style:text-properties officeooo:rsid="0002822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0c0d3" style:font-weight-asian="bold" style:font-weight-complex="bold"/>
    </style:style>
    <style:style style:name="T6" style:family="text">
      <style:text-properties fo:font-weight="bold" officeooo:rsid="00006af1" style:font-weight-asian="bold" style:font-weight-complex="bold"/>
    </style:style>
    <style:style style:name="T7" style:family="text">
      <style:text-properties fo:font-weight="bold" officeooo:rsid="00083fa1" style:font-weight-asian="bold" style:font-weight-complex="bold"/>
    </style:style>
    <style:style style:name="T8" style:family="text">
      <style:text-properties fo:font-weight="normal" officeooo:rsid="0000c0d3" style:font-weight-asian="normal" style:font-weight-complex="normal"/>
    </style:style>
    <style:style style:name="T9" style:family="text">
      <style:text-properties fo:font-weight="normal" officeooo:rsid="0002822a" style:font-weight-asian="normal" style:font-weight-complex="normal"/>
    </style:style>
    <style:style style:name="T10" style:family="text">
      <style:text-properties fo:font-weight="normal" officeooo:rsid="00035c20" style:font-weight-asian="normal" style:font-weight-complex="normal"/>
    </style:style>
    <style:style style:name="T11" style:family="text">
      <style:text-properties fo:font-weight="normal" officeooo:rsid="00051321" style:font-weight-asian="normal" style:font-weight-complex="normal"/>
    </style:style>
    <style:style style:name="T12" style:family="text">
      <style:text-properties fo:font-weight="normal" officeooo:rsid="0006f7dc" style:font-weight-asian="normal" style:font-weight-complex="normal"/>
    </style:style>
    <style:style style:name="T13" style:family="text">
      <style:text-properties officeooo:rsid="00035c20"/>
    </style:style>
    <style:style style:name="T14" style:family="text">
      <style:text-properties officeooo:rsid="00051321"/>
    </style:style>
    <style:style style:name="T15" style:family="text">
      <style:text-properties officeooo:rsid="00083fa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enu Fächer</text:p>
      <text:h text:style-name="Heading_20_1" text:outline-level="1">Deutsch</text:h>
      <text:p text:style-name="P2"><text:span text:style-name="T2">a</text:span>ntolin <text:span text:style-name="T2">(online)</text:span></text:p>
      <text:p text:style-name="P3">blindekuh <text:span text:style-name="T2">(online)</text:span></text:p>
      <text:p text:style-name="P3">duden <text:span text:style-name="T2">(online)</text:span></text:p>
      <text:p text:style-name="P3">fraggfinn <text:span text:style-name="T2">(online)</text:span></text:p>
      <text:p text:style-name="P3">kindersuchmaschine <text:span text:style-name="T2">(online)</text:span></text:p>
      <text:p text:style-name="P2">gcompris <text:span text:style-name="T9">Lernprogramm mit 140 Aktivitäten für 1. Zyklus</text:span></text:p>
      <text:p text:style-name="P2">leseschlau <text:span text:style-name="T15">(proprietär = nicht enthalten)</text:span></text:p>
      <text:p text:style-name="P12">lesewerkstatt <text:span text:style-name="T15">(proprietär = nicht enthalten)</text:span></text:p>
      <text:p text:style-name="P3">lerntrix <text:span text:style-name="T2">(online)</text:span></text:p>
      <text:p text:style-name="P3">pahvi <text:span text:style-name="T2">(online) </text:span><text:span text:style-name="T9">Gemeinsam am Whiteboard gestalten</text:span></text:p>
      <text:p text:style-name="P2">ktouch <text:span text:style-name="T9">Schreibmaschine</text:span></text:p>
      <text:p text:style-name="P4">tipp10 <text:span text:style-name="T9">Schreibmaschine</text:span></text:p>
      <text:p text:style-name="P3">opentheasuarus <text:span text:style-name="T2">(online)</text:span></text:p>
      <text:p text:style-name="P3">minibooks <text:span text:style-name="T2">(online) </text:span><text:span text:style-name="T9">Minibucher gestalten von FHNW</text:span></text:p>
      <text:p text:style-name="P3">mymoment <text:span text:style-name="T2">(online) </text:span><text:span text:style-name="T9">Schreiben von FHNW</text:span></text:p>
      <text:p text:style-name="P2">libreoffice-writer</text:p>
      <text:p text:style-name="P3">flickr <text:span text:style-name="T2">(online) </text:span><text:span text:style-name="T8">Bilder online holen</text:span></text:p>
      <text:p text:style-name="P3">youtube <text:span text:style-name="T2">(online)</text:span></text:p>
      <text:h text:style-name="Heading_20_1" text:outline-level="1">Mathematik</text:h>
      <text:p text:style-name="P2"><text:span text:style-name="T3">t</text:span>uxmath <text:span text:style-name="T9">Rechungspiel mit </text:span><text:span text:style-name="T11">sehr </text:span><text:span text:style-name="T9">vielen Übungen</text:span> </text:p>
      <text:p text:style-name="P12">blitzrechnen <text:span text:style-name="T15">(proprietär = nicht enthalten)</text:span></text:p>
      <text:p text:style-name="P12">rechentraining5 –<text:span text:style-name="T3"> </text:span>rechentraining6 <text:span text:style-name="T15">(proprietär = nicht enthalten)</text:span></text:p>
      <text:p text:style-name="P12">logisch1 – logisch6 <text:span text:style-name="T15">(proprietär = nicht enthalten)</text:span></text:p>
      <text:p text:style-name="P3">mathe-aktiv-multiplikation <text:span text:style-name="T2">(online) </text:span><text:span text:style-name="T9"><text:s/>1*1 für 1. Zyklus</text:span></text:p>
      <text:p text:style-name="P4">mathe-aktiv-division <text:span text:style-name="T2">(online) </text:span><text:span text:style-name="T9">1*1 für 1. Zyklus</text:span></text:p>
      <text:p text:style-name="P4">mathe-aktiv-insaetze <text:span text:style-name="T2">(online) </text:span><text:span text:style-name="T9">1*1 für 1. Zyklus</text:span></text:p>
      <text:p text:style-name="P5"><text:soft-page-break/>mathetrainer1 – mathetrainer6 <text:span text:style-name="T2">(online) </text:span><text:span text:style-name="T9">Rechentraining von Lehrmittelverlag Zürich</text:span></text:p>
      <text:p text:style-name="P6">sikore <text:span text:style-name="T2">(online)</text:span></text:p>
      <text:p text:style-name="P6">mathe-im-netz <text:span text:style-name="T2">(online)</text:span></text:p>
      <text:p text:style-name="P7">gcompris</text:p>
      <text:p text:style-name="P7">geogebra </text:p>
      <text:p text:style-name="P7">libreoffice-calc</text:p>
      <text:p text:style-name="P7">libreoffice-math</text:p>
      <text:h text:style-name="Heading_20_1" text:outline-level="1">Französisch</text:h>
      <text:p text:style-name="P13">millefeuilles3.1 – millesfeuilles6.2 <text:span text:style-name="T15">(proprietär = nicht enthalten)</text:span></text:p>
      <text:p text:style-name="P13">fichier <text:span text:style-name="T15">(proprietär = nicht enthalten)</text:span></text:p>
      <text:p text:style-name="P6">duolingo <text:span text:style-name="T2">(online)</text:span></text:p>
      <text:p text:style-name="P6">babbel <text:span text:style-name="T2">(online)</text:span></text:p>
      <text:p text:style-name="P6">leo <text:span text:style-name="T2">(online)</text:span></text:p>
      <text:p text:style-name="P7">libreoffice-writer</text:p>
      <text:p text:style-name="P6">google-translate <text:span text:style-name="T2">(online)</text:span></text:p>
      <text:h text:style-name="Heading_20_1" text:outline-level="1">Englis<text:span text:style-name="T1">c</text:span>h</text:h>
      <text:p text:style-name="P14"><text:span text:style-name="T5">n</text:span><text:span text:style-name="T4">ewworld1 – newworld2 </text:span><text:span text:style-name="T7">(proprietär = nicht enthalten)</text:span></text:p>
      <text:p text:style-name="P6">duolingo <text:span text:style-name="T2">(online)</text:span></text:p>
      <text:p text:style-name="P6">babbel <text:span text:style-name="T2">(online)</text:span></text:p>
      <text:p text:style-name="P7">libreoffice-writer</text:p>
      <text:p text:style-name="P6">leo <text:span text:style-name="T2">(online)</text:span></text:p>
      <text:p text:style-name="P6">google-translate <text:span text:style-name="T2">(online)</text:span></text:p>
      <text:h text:style-name="Heading_20_1" text:outline-level="1">Natur und Technik</text:h>
      <text:p text:style-name="P1"><text:span text:style-name="T4">bodenreise</text:span><text:span text:style-name="T6"> </text:span><text:span text:style-name="T4">(online) </text:span><text:span text:style-name="T10">Biologie <text:s/>Boden</text:span></text:p>
      <text:p text:style-name="P8">kinderwald<text:span text:style-name="T1"> </text:span>(online) <text:span text:style-name="T10">Biologie Wald</text:span></text:p>
      <text:p text:style-name="P8">fragfinn<text:span text:style-name="T1"> </text:span>(online)</text:p>
      <text:p text:style-name="P8">kindersuchmaschine<text:span text:style-name="T1"> </text:span>(online)</text:p>
      <text:p text:style-name="P8">stellarium <text:span text:style-name="T10">Plantetarium</text:span></text:p>
      <text:p text:style-name="P8">googleearth</text:p>
      <text:p text:style-name="P8"><text:soft-page-break/>libreoffice-writer</text:p>
      <text:p text:style-name="P8">cool-driving<text:span text:style-name="T1"> </text:span>(online) <text:span text:style-name="T10">Lehrgang zum Velofahren</text:span></text:p>
      <text:p text:style-name="P8">unserkoerper<text:span text:style-name="T1"> </text:span>(online) <text:span text:style-name="T10">Biologie Körper</text:span></text:p>
      <text:p text:style-name="P8">youtube<text:span text:style-name="T1"> </text:span>(online)</text:p>
      <text:h text:style-name="Heading_20_1" text:outline-level="1">Medien und Programmierung</text:h>
      <text:p text:style-name="P8">netla<text:span text:style-name="T1"> </text:span>(online) <text:span text:style-name="T10">Sicher in Netz unterwegs</text:span></text:p>
      <text:p text:style-name="P10">netcity<text:span text:style-name="T1"> </text:span>(online) <text:span text:style-name="T10">Sicher in Netz unterwegs</text:span></text:p>
      <text:p text:style-name="P10">internet-abc<text:span text:style-name="T1"> </text:span>(online) <text:span text:style-name="T10">Sicher in Netz unterwegs</text:span></text:p>
      <text:p text:style-name="P8">code.org<text:span text:style-name="T1"> </text:span>(online) <text:span text:style-name="T10">Programmierkurs</text:span></text:p>
      <text:p text:style-name="P8">scratch </text:p>
      <text:p text:style-name="P10">blockly<text:span text:style-name="T1"> </text:span>(online) <text:s/><text:span text:style-name="T10">Programmierkurs</text:span></text:p>
      <text:p text:style-name="P8">snap</text:p>
      <text:p text:style-name="P8">asebastudio <text:span text:style-name="T10">Thymio Roboter</text:span></text:p>
      <text:p text:style-name="P10">asebastudiothymio <text:span text:style-name="T10">Thymio Roboter</text:span></text:p>
      <text:p text:style-name="P10">thymiovpl <text:span text:style-name="T10">Thymio Roboter</text:span></text:p>
      <text:p text:style-name="P8">arduino <text:span text:style-name="T10">Mit Arduino entwickeln</text:span></text:p>
      <text:h text:style-name="Heading_20_1" text:outline-level="1">Räume, Zeiten, Gesellschaften</text:h>
      <text:p text:style-name="P8"><text:span text:style-name="T13">k</text:span>geography <text:span text:style-name="T10">Geographiespiel</text:span></text:p>
      <text:p text:style-name="P8">marble <text:span text:style-name="T10">Virtueller Globus</text:span></text:p>
      <text:p text:style-name="P8">map-geo-admin<text:span text:style-name="T1"> </text:span>(online) <text:span text:style-name="T10">Landeskarten</text:span></text:p>
      <text:p text:style-name="P8">stellarium <text:span text:style-name="T10">Planetarium</text:span></text:p>
      <text:p text:style-name="P8">googleearth</text:p>
      <text:p text:style-name="P8">schatz-der-kulturen<text:span text:style-name="T1"> </text:span>(online) <text:span text:style-name="T10">Lernspiel Kulturen</text:span></text:p>
      <text:p text:style-name="P8">toporopa<text:span text:style-name="T1"> </text:span>(online) <text:span text:style-name="T10">Geographiespiel Europas</text:span></text:p>
      <text:p text:style-name="P8">zeitklicks<text:span text:style-name="T1"> </text:span>(online) <text:span text:style-name="T10">Geschichte</text:span></text:p>
      <text:p text:style-name="P8">againstallodds<text:span text:style-name="T1"> </text:span>(online) <text:span text:style-name="T10">Flüchtlinge</text:span></text:p>
      <text:p text:style-name="P8">liberoffice-writer</text:p>
      <text:p text:style-name="P8">youtube<text:span text:style-name="T1"> </text:span>(online)</text:p>
      <text:h text:style-name="Heading_20_1" text:outline-level="1"><text:soft-page-break/>Musik</text:h>
      <text:p text:style-name="P8"><text:span text:style-name="T13">k</text:span>inder<text:span text:style-name="T3">welt</text:span>musik <text:span text:style-name="T10">geht nicht mehr!</text:span></text:p>
      <text:p text:style-name="P10"><text:span text:style-name="T13">m</text:span>usikwissenschaften<text:span text:style-name="T1"> </text:span>(online) <text:span text:style-name="T10">Sammlung von online Apps</text:span></text:p>
      <text:p text:style-name="P10">notenmax<text:span text:style-name="T1"> </text:span>(online) <text:span text:style-name="T11">Rundgang durch die „klassik“</text:span></text:p>
      <text:p text:style-name="P10">flubidux<text:span text:style-name="T1"> </text:span>(online) <text:span text:style-name="T10">Geräusche und Tone für 1. Zyklus</text:span></text:p>
      <text:p text:style-name="P10">audiyou<text:span text:style-name="T1"> </text:span>(online) <text:span text:style-name="T10">Töne finden und herunter laden</text:span></text:p>
      <text:p text:style-name="P8">solfege <text:span text:style-name="T10">Gehör- und Stimmbildung</text:span></text:p>
      <text:p text:style-name="P8">hydrogen <text:span text:style-name="T11">Rythmus-Syntie</text:span></text:p>
      <text:p text:style-name="P8">mscore <text:span text:style-name="T11">Notensatz</text:span></text:p>
      <text:p text:style-name="P9">spotify<text:span text:style-name="T1"> </text:span>(online)</text:p>
      <text:p text:style-name="P8">fmit <text:span text:style-name="T11">Stimmprogramm für Instrumente</text:span></text:p>
      <text:p text:style-name="P8">rosegarden <text:span text:style-name="T11">Sequencer</text:span></text:p>
      <text:p text:style-name="P8">libreoffice-writer</text:p>
      <text:p text:style-name="P9">youtube<text:span text:style-name="T1"> </text:span>(online)</text:p>
      <text:h text:style-name="Heading_20_1" text:outline-level="1">Gestalten</text:h>
      <text:p text:style-name="P8"><text:span text:style-name="T14">t</text:span>uxpaint <text:span text:style-name="T11">Zeichnungsprogramm 1. Zyklus</text:span></text:p>
      <text:p text:style-name="P11">pinta <text:span text:style-name="T11">Zeichnungsprogramm</text:span></text:p>
      <text:p text:style-name="P11">gimp <text:span text:style-name="T11">Zeichnungsprogramm</text:span></text:p>
      <text:p text:style-name="P11">inkscape <text:span text:style-name="T11">Vektor-Zeichnungsprogramm</text:span></text:p>
      <text:p text:style-name="P11">sumopaint<text:span text:style-name="T1"> </text:span>(online) <text:span text:style-name="T11">Zeichnungsprogramm</text:span></text:p>
      <text:p text:style-name="P8">scribus <text:span text:style-name="T11">Seitengestaltung (Desktoppublishing)</text:span></text:p>
      <text:p text:style-name="P8">simplescreenrecorder <text:span text:style-name="T11">Screencast erstellen</text:span></text:p>
      <text:p text:style-name="P8">stopmotion <text:span text:style-name="T11">erstellen</text:span></text:p>
      <text:p text:style-name="P9">minipodium<text:span text:style-name="T1"> </text:span>(online) <text:span text:style-name="T11">Geschütze</text:span><text:span text:style-name="T12">s</text:span><text:span text:style-name="T11"> „Youtube“ von FHNW</text:span></text:p>
      <text:p text:style-name="P9">mymoment<text:span text:style-name="T1"> </text:span>(online)</text:p>
      <text:p text:style-name="P9">audiyou<text:span text:style-name="T1"> </text:span>(online)</text:p>
      <text:p text:style-name="P8">photofilmstrip <text:span text:style-name="T11">Filme auf Photos erstellen</text:span></text:p>
      <text:p text:style-name="P8">pitivi <text:span text:style-name="T11">Filmschnitt</text:span></text:p>
      <text:p text:style-name="P8">cheese <text:span text:style-name="T11">Webcam des Laptops</text:span></text:p>
      <text:p text:style-name="P11">openshot <text:span text:style-name="T11">Filmschnitt</text:span></text:p>
      <text:p text:style-name="P8"><text:soft-page-break/>rosegarden </text:p>
      <text:p text:style-name="P8">blender <text:span text:style-name="T11">3D-Obiekte und Filme erstellen</text:span></text:p>
      <text:p text:style-name="P9">flickr<text:span text:style-name="T1"> </text:span>(online)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8T11:58:00.682113488</meta:creation-date>
    <dc:date>2018-02-18T18:59:30.723453429</dc:date>
    <meta:editing-duration>PT13M37S</meta:editing-duration>
    <meta:editing-cycles>3</meta:editing-cycles>
    <meta:generator>LibreOffice/5.2.6.2$Linux_x86 LibreOffice_project/a3100ed2409ebf1c212f5048fbe377c281438fdc</meta:generator>
    <meta:document-statistic meta:table-count="0" meta:image-count="0" meta:object-count="0" meta:page-count="5" meta:paragraph-count="118" meta:word-count="365" meta:character-count="3293" meta:non-whitespace-character-count="3034"/>
  </office:meta>
</office:document-meta>
</file>